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429cm" style:rel-column-width="9361*"/>
    </style:style>
    <style:style style:name="Tabelle1.C" style:family="table-column">
      <style:table-column-properties style:column-width="2.429cm" style:rel-column-width="9363*"/>
    </style:style>
    <style:style style:name="Tabelle1.D" style:family="table-column">
      <style:table-column-properties style:column-width="2.429cm" style:rel-column-width="9362*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5.398cm"/>
    </style:style>
    <style:style style:name="Tabelle2.C" style:family="table-column">
      <style:table-column-properties style:column-width="1.799cm"/>
    </style:style>
    <style:style style:name="Tabelle2.D" style:family="table-column">
      <style:table-column-properties style:column-width="1.191cm"/>
    </style:style>
    <style:style style:name="Tabelle2.E" style:family="table-column">
      <style:table-column-properties style:column-width="1.005cm"/>
    </style:style>
    <style:style style:name="Tabelle2.F" style:family="table-column">
      <style:table-column-properties style:column-width="1.111cm"/>
    </style:style>
    <style:style style:name="Tabelle2.G" style:family="table-column">
      <style:table-column-properties style:column-width="0.291cm"/>
    </style:style>
    <style:style style:name="Tabelle2.H" style:family="table-column">
      <style:table-column-properties style:column-width="0.794cm"/>
    </style:style>
    <style:style style:name="Tabelle2.I" style:family="table-column">
      <style:table-column-properties style:column-width="0.106cm"/>
    </style:style>
    <style:style style:name="Tabelle2.J" style:family="table-column">
      <style:table-column-properties style:column-width="1.693cm"/>
    </style:style>
    <style:style style:name="Tabelle2.K" style:family="table-column">
      <style:table-column-properties style:column-width="1.323cm"/>
    </style:style>
    <style:style style:name="Tabelle2.L" style:family="table-column">
      <style:table-column-properties style:column-width="1.402cm"/>
    </style:style>
    <style:style style:name="Tabelle2.A1" style:family="table-cell">
      <style:table-cell-properties fo:padding="0cm" fo:border="none"/>
    </style:style>
    <style:style style:name="P1" style:family="paragraph" style:parent-style-name="Standard">
      <style:text-properties officeooo:rsid="00141c33" officeooo:paragraph-rsid="00141c33"/>
    </style:style>
    <style:style style:name="P2" style:family="paragraph" style:parent-style-name="Standard">
      <style:text-properties officeooo:rsid="0014cf9e" officeooo:paragraph-rsid="0014cf9e"/>
    </style:style>
    <style:style style:name="P3" style:family="paragraph" style:parent-style-name="Standard">
      <style:text-properties officeooo:rsid="0014cf9e" officeooo:paragraph-rsid="001d9c27"/>
    </style:style>
    <style:style style:name="P4" style:family="paragraph" style:parent-style-name="Standard">
      <style:text-properties officeooo:rsid="0015f3a0" officeooo:paragraph-rsid="0015f3a0"/>
    </style:style>
    <style:style style:name="P5" style:family="paragraph" style:parent-style-name="Standard">
      <style:text-properties officeooo:rsid="0015f3a0" officeooo:paragraph-rsid="001ae1c7"/>
    </style:style>
    <style:style style:name="P6" style:family="paragraph" style:parent-style-name="Standard">
      <style:text-properties officeooo:rsid="0015f3a0" officeooo:paragraph-rsid="001d9c27"/>
    </style:style>
    <style:style style:name="P7" style:family="paragraph" style:parent-style-name="Standard">
      <style:text-properties officeooo:rsid="001ad4db" officeooo:paragraph-rsid="001ad4db"/>
    </style:style>
    <style:style style:name="P8" style:family="paragraph" style:parent-style-name="Standard">
      <style:text-properties officeooo:rsid="001ae1c7" officeooo:paragraph-rsid="001ae1c7"/>
    </style:style>
    <style:style style:name="P9" style:family="paragraph" style:parent-style-name="Standard">
      <style:paragraph-properties fo:text-align="justify" style:justify-single-word="false"/>
      <style:text-properties officeooo:rsid="001ae1c7" officeooo:paragraph-rsid="001d9c27"/>
    </style:style>
    <style:style style:name="P10" style:family="paragraph" style:parent-style-name="Standard">
      <style:text-properties officeooo:rsid="001ae1c7" officeooo:paragraph-rsid="001d9c27"/>
    </style:style>
    <style:style style:name="P11" style:family="paragraph" style:parent-style-name="Standard">
      <style:text-properties officeooo:rsid="001d9c27" officeooo:paragraph-rsid="001d9c27"/>
    </style:style>
    <style:style style:name="P12" style:family="paragraph" style:parent-style-name="Standard">
      <style:text-properties officeooo:rsid="001f084d" officeooo:paragraph-rsid="001f084d"/>
    </style:style>
    <style:style style:name="P13" style:family="paragraph" style:parent-style-name="Standard">
      <style:text-properties officeooo:rsid="0021c142" officeooo:paragraph-rsid="0021c142"/>
    </style:style>
    <style:style style:name="P14" style:family="paragraph" style:parent-style-name="Standard">
      <style:text-properties officeooo:rsid="001ae1c7" officeooo:paragraph-rsid="001d9c27"/>
    </style:style>
    <style:style style:name="P15" style:family="paragraph" style:parent-style-name="Standard">
      <style:text-properties officeooo:rsid="001ae1c7" officeooo:paragraph-rsid="001ae1c7"/>
    </style:style>
    <style:style style:name="P16" style:family="paragraph" style:parent-style-name="Standard">
      <style:text-properties officeooo:rsid="00226d2e" officeooo:paragraph-rsid="001d9c27"/>
    </style:style>
    <style:style style:name="P17" style:family="paragraph" style:parent-style-name="Standard">
      <style:text-properties officeooo:rsid="00141c33" officeooo:paragraph-rsid="00246c15"/>
    </style:style>
    <style:style style:name="P18" style:family="paragraph" style:parent-style-name="Standard">
      <style:text-properties officeooo:paragraph-rsid="00246c15"/>
    </style:style>
    <style:style style:name="P19" style:family="paragraph" style:parent-style-name="Standard">
      <style:text-properties officeooo:rsid="00246c15" officeooo:paragraph-rsid="00246c15"/>
    </style:style>
    <style:style style:name="P20" style:family="paragraph" style:parent-style-name="Standard">
      <style:text-properties officeooo:rsid="0014cf9e" officeooo:paragraph-rsid="001d9c27"/>
    </style:style>
    <style:style style:name="P21" style:family="paragraph" style:parent-style-name="Standard">
      <style:text-properties officeooo:rsid="0015f3a0" officeooo:paragraph-rsid="001d9c27"/>
    </style:style>
    <style:style style:name="P22" style:family="paragraph" style:parent-style-name="Standard">
      <style:text-properties officeooo:rsid="0021c142" officeooo:paragraph-rsid="0021c142"/>
    </style:style>
    <style:style style:name="P23" style:family="paragraph" style:parent-style-name="Standard">
      <style:text-properties officeooo:rsid="001f084d" officeooo:paragraph-rsid="001f084d"/>
    </style:style>
    <style:style style:name="T1" style:family="text">
      <style:text-properties officeooo:rsid="0015f3a0"/>
    </style:style>
    <style:style style:name="T2" style:family="text">
      <style:text-properties officeooo:rsid="001ae1c7"/>
    </style:style>
    <style:style style:name="T3" style:family="text">
      <style:text-properties officeooo:rsid="00246c15"/>
    </style:style>
    <style:style style:name="T4" style:family="text">
      <style:text-properties officeooo:rsid="002516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Genau mein MAS-Modul: <text:a xlink:type="simple" xlink:href="https://wolles-elektronikkiste.de/dcf77-funkuhr" text:style-name="Internet_20_link" text:visited-style-name="Visited_20_Internet_20_Link">https://wolles-elektronikkiste.de/dcf77-funkuhr</text:a></text:p>
      <text:p text:style-name="P1"/>
      <text:p text:style-name="P1">Vertrieb meines Moduls: <text:a xlink:type="simple" xlink:href="https://techfun.sk/wp-content/uploads/2020/08/3942_2.pdf" text:style-name="Internet_20_link" text:visited-style-name="Visited_20_Internet_20_Link">https://techfun.sk/wp-content/uploads/2020/08/3942_2.pdf</text:a></text:p>
      <text:p text:style-name="P1"/>
      <text:p text:style-name="P18"><text:bookmark text:name="page25R_mcid1"/>Masse = Pin G <text:bookmark text:name="page25R_mcid2"/><text:line-break/>Betriebsspannung = Pin V <text:bookmark text:name="page25R_mcid3"/><text:line-break/><text:span text:style-name="T3">D</text:span>aten = Pin T <text:bookmark text:name="page25R_mcid4"/><text:line-break/>Power on/off = Pin P1 <text:bookmark text:name="page25R_mcid5"/><text:span text:style-name="T3">(Ein-/Ausschalter, muss auf logisch LOW gesetzt sein )</text:span><text:line-break/>Die restlichen Pins können ausgelassen werden. </text:p>
      <text:p text:style-name="P17"/>
      <text:p text:style-name="P2">1.00<text:tab/>Es ist ein Uhr</text:p>
      <text:p text:style-name="P2">1.05<text:tab/>Es ist fünf nach eins</text:p>
      <text:p text:style-name="P2">1.10<text:tab/>Es ist zehn nach eins</text:p>
      <text:p text:style-name="P3">1.15<text:tab/>Es ist viertel nach eins<text:tab/></text:p>
      <text:p text:style-name="P3"><text:tab/>Es ist viertel zwei</text:p>
      <text:p text:style-name="P2">1.20<text:tab/>Es ist zwanzig nach eins</text:p>
      <text:p text:style-name="P3">1.25<text:tab/>Es ist fünf vor halb zwei</text:p>
      <text:p text:style-name="P3"><text:tab/>Es ist fünfundzwanzig nach eins</text:p>
      <text:p text:style-name="P2">1.30<text:tab/>Es ist halb zwei</text:p>
      <text:p text:style-name="P2">1.35<text:tab/>Es ist fünf nach halb zwei</text:p>
      <text:p text:style-name="P3">1.40<text:tab/>Es ist fünf vor dreiviertel</text:p>
      <text:p text:style-name="P10"><text:tab/>Es ist zwanzig vor zwei</text:p>
      <text:p text:style-name="P2">1.45<text:tab/>Es ist viertel vor zwei</text:p>
      <text:p text:style-name="P2">1.50<text:tab/>Es ist zehn vor zwei</text:p>
      <text:p text:style-name="P2">1.55<text:tab/>Es ist fünf vor zwei</text:p>
      <text:p text:style-name="P2"/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 table:number-columns-repeated="2"/>
        <table:table-column table:style-name="Tabelle1.C" table:number-columns-repeated="2"/>
        <table:table-row table:style-name="TableLine2116323644880">
          <table:table-cell table:style-name="Tabelle1.A1" office:value-type="string">
            <text:p text:style-name="P2">Es ist</text:p>
          </table:table-cell>
          <table:table-cell table:style-name="Tabelle1.A1" office:value-type="string">
            <text:p text:style-name="P4">genau</text:p>
          </table:table-cell>
          <table:table-cell table:style-name="Tabelle1.A1" office:value-type="string">
            <text:p text:style-name="P2">fünf</text:p>
          </table:table-cell>
          <table:table-cell table:style-name="Tabelle1.A1" office:value-type="string">
            <text:p text:style-name="P2">nach</text:p>
          </table:table-cell>
          <table:table-cell table:style-name="Tabelle1.A1" office:value-type="string">
            <text:p text:style-name="P4">halb</text:p>
          </table:table-cell>
          <table:table-cell table:style-name="Tabelle1.A1" office:value-type="string">
            <text:p text:style-name="P2">eins</text:p>
          </table:table-cell>
          <table:table-cell table:style-name="Tabelle1.A1" office:value-type="string">
            <text:p text:style-name="P2">Uhr</text:p>
          </table:table-cell>
        </table:table-row>
        <table:table-row table:style-name="TableLine2116323646784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zehn</text:p>
          </table:table-cell>
          <table:table-cell table:style-name="Tabelle1.A1" office:value-type="string">
            <text:p text:style-name="P2">vor</text:p>
          </table:table-cell>
          <table:table-cell table:style-name="Tabelle1.A1" office:value-type="string">
            <text:p text:style-name="P8">(dreiviertel)</text:p>
          </table:table-cell>
          <table:table-cell table:style-name="Tabelle1.A1" office:value-type="string">
            <text:p text:style-name="P2">ein</text:p>
          </table:table-cell>
          <table:table-cell table:style-name="Tabelle1.A1" office:value-type="string">
            <text:p text:style-name="P2"/>
          </table:table-cell>
        </table:table-row>
        <table:table-row table:style-name="TableLine2116323644608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viertel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<text:span text:style-name="T1">z</text:span>wei</text:p>
          </table:table-cell>
          <table:table-cell table:style-name="Tabelle1.A1" office:value-type="string">
            <text:p text:style-name="P2"/>
          </table:table-cell>
        </table:table-row>
        <table:table-row table:style-name="TableLine2116323644336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zwanzig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>drei</text:p>
          </table:table-cell>
          <table:table-cell table:style-name="Tabelle1.A1" office:value-type="string">
            <text:p text:style-name="P2"/>
          </table:table-cell>
        </table:table-row>
        <table:table-row table:style-name="TableLine2116323647056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>vier</text:p>
          </table:table-cell>
          <table:table-cell table:style-name="Tabelle1.A1" office:value-type="string">
            <text:p text:style-name="P2"/>
          </table:table-cell>
        </table:table-row>
        <table:table-row table:style-name="TableLine2116323643792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>fünf</text:p>
          </table:table-cell>
          <table:table-cell table:style-name="Tabelle1.A1" office:value-type="string">
            <text:p text:style-name="P2"/>
          </table:table-cell>
        </table:table-row>
        <table:table-row table:style-name="TableLine2116323645424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>sechs</text:p>
          </table:table-cell>
          <table:table-cell table:style-name="Tabelle1.A1" office:value-type="string">
            <text:p text:style-name="P2"/>
          </table:table-cell>
        </table:table-row>
        <table:table-row table:style-name="TableLine2116323645696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>sieben</text:p>
          </table:table-cell>
          <table:table-cell table:style-name="Tabelle1.A1" office:value-type="string">
            <text:p text:style-name="P2"/>
          </table:table-cell>
        </table:table-row>
        <table:table-row table:style-name="TableLine2116324317216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>acht</text:p>
          </table:table-cell>
          <table:table-cell table:style-name="Tabelle1.A1" office:value-type="string">
            <text:p text:style-name="P2"/>
          </table:table-cell>
        </table:table-row>
        <table:table-row table:style-name="TableLine2116324317488"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>neun </text:p>
          </table:table-cell>
          <table:table-cell table:style-name="Tabelle1.A1" office:value-type="string">
            <text:p text:style-name="P2"/>
          </table:table-cell>
        </table:table-row>
        <table:table-row table:style-name="TableLine2116324317760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>zehn</text:p>
          </table:table-cell>
          <table:table-cell table:style-name="Tabelle1.A1" office:value-type="string">
            <text:p text:style-name="P2"/>
          </table:table-cell>
        </table:table-row>
        <table:table-row table:style-name="TableLine2116324316128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>elf</text:p>
          </table:table-cell>
          <table:table-cell table:style-name="Tabelle1.A1" office:value-type="string">
            <text:p text:style-name="P2"/>
          </table:table-cell>
        </table:table-row>
        <table:table-row table:style-name="TableLine2116324318032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>zwölf</text:p>
          </table:table-cell>
          <table:table-cell table:style-name="Tabelle1.A1" office:value-type="string">
            <text:p text:style-name="P2"/>
          </table:table-cell>
        </table:table-row>
      </table:table>
      <text:p text:style-name="P2"/>
      <text:p text:style-name="P7">21 bis 2<text:span text:style-name="T2">4</text:span> Wörter</text:p>
      <text:p text:style-name="P7">6 x 4 = 24 → 1 übrig</text:p>
      <text:p text:style-name="P7">7 x 3 = 21 → trifft genau</text:p>
      <text:p text:style-name="P8">5 x 5 = 25 → viele übrig</text:p>
      <text:p text:style-name="P5"/>
      <text:p text:style-name="P8">Minimale Breite des Gehäuses: 6cm wegen Ferrit-Antenne</text:p>
      <text:p text:style-name="P8"/>
      <text:p text:style-name="P19">Ikea-Bilderrahmen Ribba: 21 x 30cm; innere Öffnung: 19,9 x 28,9cm</text:p>
      <text:p text:style-name="P19"/>
      <text:p text:style-name="P8"/>
      <text:p text:style-name="P9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ext:soft-page-break/>
        <table:table-row table:style-name="TableLine2116324318848"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3">fünf</text:p>
          </table:table-cell>
          <table:table-cell table:style-name="Tabelle2.A1" office:value-type="string">
            <text:p text:style-name="P3">nach</text:p>
          </table:table-cell>
          <table:table-cell table:style-name="Tabelle2.A1" office:value-type="string">
            <text:p text:style-name="P6">halb</text:p>
          </table:table-cell>
          <table:table-cell table:style-name="Tabelle2.A1" office:value-type="string">
            <text:p text:style-name="P3">eins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</table:table-row>
        <table:table-row table:style-name="TableLine2116323643520"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>zehn</text:p>
          </table:table-cell>
          <table:table-cell table:style-name="Tabelle2.A1" office:value-type="string">
            <text:p text:style-name="P3">vor</text:p>
          </table:table-cell>
          <table:table-cell table:style-name="Tabelle2.A1" office:value-type="string">
            <text:p text:style-name="P10"/>
          </table:table-cell>
          <table:table-cell table:style-name="Tabelle2.A1" office:value-type="string">
            <text:p text:style-name="P3">ein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</table:table-row>
        <table:table-row table:style-name="TableLine2116324387456"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>viertel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><text:span text:style-name="T1">z</text:span>wei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</table:table-row>
        <table:table-row table:style-name="TableLine2116324386640"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>zwanzig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6">drei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</table:table-row>
        <table:table-row table:style-name="TableLine2116324386912"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3">etc.</text:p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/>
          </table:table-cell>
        </table:table-row>
        <table:table-row table:style-name="TableLine2116324385552"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</table:table-row>
        <table:table-row table:style-name="TableLine2116324388000">
          <table:table-cell table:style-name="Tabelle2.A1" office:value-type="string">
            <text:p text:style-name="P3">1.00</text:p>
          </table:table-cell>
          <table:table-cell table:style-name="Tabelle2.A1" office:value-type="string">
            <text:p text:style-name="P3">Es ist ein Uhr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2">ein</text:p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</table:table-row>
        <table:table-row table:style-name="TableLine2116324385280">
          <table:table-cell table:style-name="Tabelle2.A1" office:value-type="string">
            <text:p text:style-name="P3">1.05</text:p>
          </table:table-cell>
          <table:table-cell table:style-name="Tabelle2.A1" office:value-type="string">
            <text:p text:style-name="P3">Es ist fünf nach eins</text:p>
          </table:table-cell>
          <table:table-cell table:style-name="Tabelle2.A1" office:value-type="string">
            <text:p text:style-name="P12">fünf</text:p>
          </table:table-cell>
          <table:table-cell table:style-name="Tabelle2.A1" office:value-type="string">
            <text:p text:style-name="P12">nach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2">eins</text:p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</table:table-row>
        <table:table-row table:style-name="TableLine2116324387728">
          <table:table-cell table:style-name="Tabelle2.A1" office:value-type="string">
            <text:p text:style-name="P3">1.10</text:p>
          </table:table-cell>
          <table:table-cell table:style-name="Tabelle2.A1" office:value-type="string">
            <text:p text:style-name="P3">Es ist zehn nach eins</text:p>
          </table:table-cell>
          <table:table-cell table:style-name="Tabelle2.A1" office:value-type="string">
            <text:p text:style-name="P12">zehn</text:p>
          </table:table-cell>
          <table:table-cell table:style-name="Tabelle2.A1" office:value-type="string">
            <text:p text:style-name="P12">nach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2">eins</text:p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</table:table-row>
        <table:table-row table:style-name="TableLine2116324387184">
          <table:table-cell table:style-name="Tabelle2.A1" office:value-type="string">
            <text:p text:style-name="P3">1.15</text:p>
          </table:table-cell>
          <table:table-cell table:style-name="Tabelle2.A1" office:value-type="string">
            <text:p text:style-name="P3">Es ist viertel nach eins</text:p>
          </table:table-cell>
          <table:table-cell table:style-name="Tabelle2.A1" office:value-type="string">
            <text:p text:style-name="P12">viertel</text:p>
          </table:table-cell>
          <table:table-cell table:style-name="Tabelle2.A1" office:value-type="string">
            <text:p text:style-name="P12">nach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2">eins</text:p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</table:table-row>
        <table:table-row table:style-name="TableLine2116324388272">
          <table:table-cell table:style-name="Tabelle2.A1" office:value-type="string">
            <text:p text:style-name="P3">1.20</text:p>
          </table:table-cell>
          <table:table-cell table:style-name="Tabelle2.A1" office:value-type="string">
            <text:p text:style-name="P3">Es ist zwanzig nach eins</text:p>
          </table:table-cell>
          <table:table-cell table:style-name="Tabelle2.A1" office:value-type="string">
            <text:p text:style-name="P12">zwanzig</text:p>
          </table:table-cell>
          <table:table-cell table:style-name="Tabelle2.A1" office:value-type="string">
            <text:p text:style-name="P12">nach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2">eins</text:p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</table:table-row>
        <table:table-row table:style-name="TableLine2116324388544">
          <table:table-cell table:style-name="Tabelle2.A1" office:value-type="string">
            <text:p text:style-name="P3">1.25</text:p>
          </table:table-cell>
          <table:table-cell table:style-name="Tabelle2.A1" office:value-type="string">
            <text:p text:style-name="P3">Es ist fünf vor halb zwei</text:p>
          </table:table-cell>
          <table:table-cell table:style-name="Tabelle2.A1" office:value-type="string">
            <text:p text:style-name="P12">fünf</text:p>
          </table:table-cell>
          <table:table-cell table:style-name="Tabelle2.A1" office:value-type="string">
            <text:p text:style-name="P12">vor</text:p>
          </table:table-cell>
          <table:table-cell table:style-name="Tabelle2.A1" office:value-type="string">
            <text:p text:style-name="P12">halb</text:p>
          </table:table-cell>
          <table:table-cell table:style-name="Tabelle2.A1" office:value-type="string">
            <text:p text:style-name="P12">zwei</text:p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</table:table-row>
        <table:table-row table:style-name="TableLine2116324386368">
          <table:table-cell table:style-name="Tabelle2.A1" office:value-type="string">
            <text:p text:style-name="P3">1.30</text:p>
          </table:table-cell>
          <table:table-cell table:style-name="Tabelle2.A1" office:value-type="string">
            <text:p text:style-name="P3">Es ist halb zwei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2">halb</text:p>
          </table:table-cell>
          <table:table-cell table:style-name="Tabelle2.A1" office:value-type="string">
            <text:p text:style-name="P12">zwei</text:p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</table:table-row>
        <table:table-row table:style-name="TableLine2116324385008">
          <table:table-cell table:style-name="Tabelle2.A1" office:value-type="string">
            <text:p text:style-name="P3">1.35</text:p>
          </table:table-cell>
          <table:table-cell table:style-name="Tabelle2.A1" office:value-type="string">
            <text:p text:style-name="P3">Es ist fünf nach halb zwei</text:p>
          </table:table-cell>
          <table:table-cell table:style-name="Tabelle2.A1" office:value-type="string">
            <text:p text:style-name="P12">fünf</text:p>
          </table:table-cell>
          <table:table-cell table:style-name="Tabelle2.A1" office:value-type="string">
            <text:p text:style-name="P12">nach</text:p>
          </table:table-cell>
          <table:table-cell table:style-name="Tabelle2.A1" office:value-type="string">
            <text:p text:style-name="P12">halb</text:p>
          </table:table-cell>
          <table:table-cell table:style-name="Tabelle2.A1" office:value-type="string">
            <text:p text:style-name="P12">zwei</text:p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</table:table-row>
        <table:table-row table:style-name="TableLine2116324385824">
          <table:table-cell table:style-name="Tabelle2.A1" office:value-type="string">
            <text:p text:style-name="P13">1.40</text:p>
          </table:table-cell>
          <table:table-cell table:style-name="Tabelle2.A1" office:value-type="string">
            <text:p text:style-name="P10">Es ist zwanzig vor zwei</text:p>
          </table:table-cell>
          <table:table-cell table:style-name="Tabelle2.A1" office:value-type="string">
            <text:p text:style-name="P12">zwanzig</text:p>
          </table:table-cell>
          <table:table-cell table:style-name="Tabelle2.A1" office:value-type="string">
            <text:p text:style-name="P12">vor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2">zwei</text:p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</table:table-row>
        <table:table-row table:style-name="TableLine2116324386096">
          <table:table-cell table:style-name="Tabelle2.A1" office:value-type="string">
            <text:p text:style-name="P3">1.45</text:p>
          </table:table-cell>
          <table:table-cell table:style-name="Tabelle2.A1" office:value-type="string">
            <text:p text:style-name="P3">Es ist viertel vor zwei</text:p>
          </table:table-cell>
          <table:table-cell table:style-name="Tabelle2.A1" office:value-type="string">
            <text:p text:style-name="P12">viertel</text:p>
          </table:table-cell>
          <table:table-cell table:style-name="Tabelle2.A1" office:value-type="string">
            <text:p text:style-name="P12">vor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2">zwei</text:p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</table:table-row>
        <table:table-row table:style-name="TableLine2116324389120">
          <table:table-cell table:style-name="Tabelle2.A1" office:value-type="string">
            <text:p text:style-name="P3">1.50</text:p>
          </table:table-cell>
          <table:table-cell table:style-name="Tabelle2.A1" office:value-type="string">
            <text:p text:style-name="P3">Es ist zehn vor zwei <text:span text:style-name="T4">Uhr</text:span></text:p>
          </table:table-cell>
          <table:table-cell table:style-name="Tabelle2.A1" office:value-type="string">
            <text:p text:style-name="P12">zehn</text:p>
          </table:table-cell>
          <table:table-cell table:style-name="Tabelle2.A1" office:value-type="string">
            <text:p text:style-name="P12">vor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2">zwei</text:p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</table:table-row>
        <table:table-row table:style-name="TableLine2116324389664">
          <table:table-cell table:style-name="Tabelle2.A1" office:value-type="string">
            <text:p text:style-name="P3">1.55</text:p>
          </table:table-cell>
          <table:table-cell table:style-name="Tabelle2.A1" office:value-type="string">
            <text:p text:style-name="P3">Es ist fünf vor zwei <text:span text:style-name="T4">Uhr</text:span></text:p>
          </table:table-cell>
          <table:table-cell table:style-name="Tabelle2.A1" office:value-type="string">
            <text:p text:style-name="P12">fünf</text:p>
          </table:table-cell>
          <table:table-cell table:style-name="Tabelle2.A1" office:value-type="string">
            <text:p text:style-name="P12">vor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2">zwei</text:p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</table:table-row>
      </table:table>
      <text:p text:style-name="P3"/>
      <text:p text:style-name="P3"><text:tab/></text:p>
      <text:p text:style-name="P3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08:12:27.789000000</meta:creation-date>
    <dc:date>2021-12-07T23:31:39.775000000</dc:date>
    <meta:editing-duration>PT2H42M59S</meta:editing-duration>
    <meta:editing-cycles>5</meta:editing-cycles>
    <meta:generator>LibreOffice/7.1.2.2$Windows_X86_64 LibreOffice_project/8a45595d069ef5570103caea1b71cc9d82b2aae4</meta:generator>
    <meta:document-statistic meta:table-count="2" meta:image-count="0" meta:object-count="0" meta:page-count="2" meta:paragraph-count="120" meta:word-count="316" meta:character-count="1558" meta:non-whitespace-character-count="1351"/>
  </office:meta>
</office:document-meta>
</file>